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10 Pitch" svg:font-family="'Courier 10 Pitch'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P1" style:family="paragraph" style:parent-style-name="Standard">
      <style:text-properties style:font-name="Courier 10 Pitc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ept course</text:p>
      <text:p text:style-name="Standard"/>
      <text:p text:style-name="Standard"/>
      <text:p text:style-name="Standard">Courses</text:p>
      <text:p text:style-name="Standard"/>
      <text:p text:style-name="P1">course_create(title, dept, course, section, term, year, cutoffs[])</text:p>
      <text:p text:style-name="P1">{</text:p>
      <text:p text:style-name="P1"><text:s text:c="2"/>if (!class_exists(dept, course, section, term, year))</text:p>
      <text:p text:style-name="P1"><text:s text:c="4"/>// Query string contains properly formatted SQL</text:p>
      <text:p text:style-name="P1"><text:s text:c="4"/>query := 'title, dept, course, section, term, year, cutoffs[]'</text:p>
      <text:p text:style-name="P1"><text:s text:c="4"/>result := mysql(query)</text:p>
      <text:p text:style-name="P1"><text:s text:c="4"/>if (result != success)</text:p>
      <text:p text:style-name="P1"><text:s text:c="6"/>return failure</text:p>
      <text:p text:style-name="P1"><text:s text:c="4"/>return success</text:p>
      <text:p text:style-name="P1"><text:s text:c="2"/>else</text:p>
      <text:p text:style-name="P1"><text:s text:c="4"/>return failure</text:p>
      <text:p text:style-name="P1">}</text:p>
      <text:p text:style-name="P1"/>
      <text:p text:style-name="P1">course_edit()</text:p>
      <text:p text:style-name="P1"/>
      <text:p text:style-name="P1">course_get(dept, course, section, term, year)</text:p>
      <text:p text:style-name="P1"/>
      <text:p text:style-name="P1">course_delete()</text:p>
      <text:p text:style-name="P1"/>
      <text:p text:style-name="P1">bool class_exists(dept, course, section, term, year)</text:p>
      <text:p text:style-name="P1">{</text:p>
      <text:p text:style-name="P1"><text:tab/>result := course_get(dept, course, section, term, year)</text:p>
      <text:p text:style-name="P1"><text:tab/>if (result != 0)</text:p>
      <text:p text:style-name="P1"><text:tab/><text:tab/>return true</text:p>
      <text:p text:style-name="P1"><text:tab/>else</text:p>
      <text:p text:style-name="P1"><text:tab/><text:tab/>return false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10 Pitch" svg:font-family="'Courier 10 Pitch'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DejaVu Sans" style:font-size-asian="12pt" style:language-asian="none" style:country-asian="none" style:font-name-complex="DejaVu 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Cameron Palmer</meta:initial-creator>
    <meta:creation-date>2006-10-21T12:37:56</meta:creation-date>
    <dc:creator>Cameron Palmer</dc:creator>
    <dc:date>2006-10-21T13:27:32</dc:date>
    <dc:language>en-US</dc:language>
    <meta:editing-cycles>3</meta:editing-cycles>
    <meta:editing-duration>PT29M1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5" meta:word-count="82" meta:character-count="604"/>
  </office:meta>
</office:document-meta>
</file>